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a Dynamic Programming</text:p>
          </draw:text-box>
        </draw:frame>
        <draw:frame presentation:style-name="pr2" draw:layer="layout" svg:width="25.199cm" svg:height="12.179cm" svg:x="1.4cm" svg:y="4.914cm" presentation:class="subtitle">
          <draw:text-box>
            <text:p>Paul O'Neil</text:p>
            <text:p>Juneki Ho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ynamic Programming across Dynamic Programming problem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Local Alignment problems are frequently queried in large batches.</text:p>
              </text:list-item>
              <text:list-item>
                <text:p>Individual Local Alignment problems can be efficiently solved with Dynamic Programming.</text:p>
              </text:list-item>
              <text:list-item>
                <text:p>Many Local Alignment problems may be similar in nature. Share similar structure, or even have identical regions where the genes are the sam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isting Approache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IMD (Tyler, and the other person in his group that is not Tyler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r Goal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e want operate a server for Local Alignment problems.</text:p>
              </text:list-item>
              <text:list-item>
                <text:p>… that will solve many problems over time.</text:p>
              </text:list-item>
              <text:list-item>
                <text:p>We want to reuse solutions to previous problems to help solve current ones.</text:p>
              </text:list-item>
              <text:list-item>
                <text:p>We want to run many of these problems concurrentl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r Approach - Architectur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lient</text:p>
              </text:list-item>
              <text:list-item>
                <text:p>Leader</text:p>
                <text:list>
                  <text:list-item>
                    <text:p>Allocates work and puts together solutions.</text:p>
                  </text:list-item>
                </text:list>
              </text:list-item>
              <text:list-item>
                <text:p>Worker</text:p>
                <text:list>
                  <text:list-item>
                    <text:p>Computes the matrix. </text:p>
                  </text:list-item>
                </text:list>
              </text:list-item>
              <text:list-item>
                <text:p>Storage</text:p>
                <text:list>
                  <text:list-item>
                    <text:p>Stores answers and problem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ere is a System Diagram.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ader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rker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orage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ssues with our Approach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e have to be faster than naively computing the whole matrix (on average).</text:p>
              </text:list-item>
              <text:list-item>
                <text:p>Message cost overhead. The cache hits have to be worth it.</text:p>
                <text:list>
                  <text:list-item>
                    <text:p>Network latency</text:p>
                  </text:list-item>
                </text:list>
              </text:list-item>
              <text:list-item>
                <text:p>Computing cache hits themselves have to be worth it.</text:p>
              </text:list-item>
              <text:list-item>
                <text:p>Total data siz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atures yet to Come</text:p>
          </draw:text-box>
        </draw:frame>
        <draw:frame presentation:style-name="pr4" draw:layer="layout" svg:width="25.199cm" svg:height="12.18cm" svg:x="1.4cm" svg:y="4.814cm" presentation:class="outline" presentation:user-transformed="true">
          <draw:text-box>
            <text:list text:style-name="L2">
              <text:list-item>
                <text:p>Partial matching</text:p>
              </text:list-item>
              <text:list-item>
                <text:p>Subdivision</text:p>
                <text:list>
                  <text:list-item>
                    <text:p>Intelligent subdivision</text:p>
                  </text:list-item>
                  <text:list-item>
                    <text:p>Genome metadata</text:p>
                  </text:list-item>
                </text:list>
              </text:list-item>
              <text:list-item>
                <text:p>Distributed storage</text:p>
                <text:list>
                  <text:list-item>
                    <text:p>Local RAM cache on the Worker.</text:p>
                  </text:list-item>
                  <text:list-item>
                    <text:p>Intelligent problem choices by the Worker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2T01:28:12.475973142</meta:creation-date>
    <meta:generator>LibreOffice/4.1.1.2$Linux_X86_64 LibreOffice_project/410m0$Build-2</meta:generator>
    <dc:date>2013-12-02T02:41:10.010426903</dc:date>
    <meta:editing-duration>PT1H10M13S</meta:editing-duration>
    <meta:editing-cycles>63</meta:editing-cycles>
    <meta:document-statistic meta:object-count="65"/>
  </office:meta>
</office:document-meta>
</file>